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erif" svg:font-family="'Droid Serif', serif"/>
    <style:font-face style:name="Lohit Devanagari1" svg:font-family="'Lohit Devanagari'"/>
    <style:font-face style:name="Open Sans" svg:font-family="'Open Sans', sans-serif"/>
    <style:font-face style:name="Times New Roman" svg:font-family="'Times New Roman', stixgeneral, serif"/>
    <style:font-face style:name="Amiri" svg:font-family="Amiri" style:font-pitch="variable"/>
    <style:font-face style:name="aakar" svg:font-family="aakar"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2e31fa"/>
    </style:style>
    <style:style style:name="P2" style:family="paragraph" style:parent-style-name="Standard">
      <style:paragraph-properties fo:margin-left="0cm" fo:margin-right="0cm" fo:orphans="2" fo:widows="2" fo:text-indent="0cm" style:auto-text-indent="false"/>
      <style:text-properties officeooo:paragraph-rsid="002f4775"/>
    </style:style>
    <style:style style:name="P3" style:family="paragraph" style:parent-style-name="Standard">
      <style:paragraph-properties fo:margin-left="0cm" fo:margin-right="0cm" fo:orphans="2" fo:widows="2" fo:text-indent="0cm" style:auto-text-indent="false"/>
      <style:text-properties officeooo:paragraph-rsid="00344b22"/>
    </style:style>
    <style:style style:name="P4" style:family="paragraph" style:parent-style-name="Standard">
      <style:paragraph-properties fo:margin-left="0cm" fo:margin-right="0cm" fo:orphans="2" fo:widows="2" fo:text-indent="0cm" style:auto-text-indent="false"/>
      <style:text-properties style:font-name="Carlito" fo:font-size="16pt" officeooo:paragraph-rsid="0033b99f" style:font-size-asian="16pt" style:font-size-complex="16pt"/>
    </style:style>
    <style:style style:name="P5" style:family="paragraph" style:parent-style-name="Standard">
      <style:paragraph-properties fo:margin-left="0cm" fo:margin-right="0cm" fo:orphans="2" fo:widows="2" fo:text-indent="0cm" style:auto-text-indent="false"/>
      <style:text-properties style:font-name="Carlito" fo:font-size="16pt" officeooo:paragraph-rsid="0034c2ae" style:font-size-asian="16pt" style:font-size-complex="16pt"/>
    </style:style>
    <style:style style:name="P6" style:family="paragraph" style:parent-style-name="Standard">
      <style:paragraph-properties fo:margin-left="0cm" fo:margin-right="0cm" fo:orphans="2" fo:widows="2" fo:text-indent="0cm" style:auto-text-indent="false"/>
      <style:text-properties style:font-name="Carlito" fo:font-size="16pt" officeooo:rsid="003ab847" officeooo:paragraph-rsid="0034c2ae" style:font-size-asian="16pt" style:font-size-complex="16pt"/>
    </style:style>
    <style:style style:name="P7" style:family="paragraph" style:parent-style-name="Standard">
      <style:paragraph-properties fo:margin-left="0cm" fo:margin-right="0cm" fo:orphans="2" fo:widows="2" fo:text-indent="0cm" style:auto-text-indent="false"/>
      <style:text-properties style:font-name="Carlito" fo:font-size="16pt" officeooo:rsid="003b5180" officeooo:paragraph-rsid="003dfcc7" style:font-size-asian="16pt" style:font-size-complex="16pt"/>
    </style:style>
    <style:style style:name="P8" style:family="paragraph" style:parent-style-name="Standard">
      <style:paragraph-properties fo:margin-left="0cm" fo:margin-right="0cm" fo:orphans="2" fo:widows="2" fo:text-indent="0cm" style:auto-text-indent="false"/>
      <style:text-properties fo:color="#000000" style:font-name="Carlito" fo:font-size="16pt" officeooo:paragraph-rsid="00271b47" style:font-size-asian="16pt" style:font-size-complex="16pt"/>
    </style:style>
    <style:style style:name="P9" style:family="paragraph" style:parent-style-name="Standard">
      <style:paragraph-properties fo:margin-left="0cm" fo:margin-right="0cm" fo:orphans="2" fo:widows="2" fo:text-indent="0cm" style:auto-text-indent="false"/>
      <style:text-properties fo:color="#000000" style:font-name="Carlito" fo:font-size="16pt" officeooo:paragraph-rsid="002e31fa" style:font-size-asian="16pt" style:font-size-complex="16pt"/>
    </style:style>
    <style:style style:name="P10" style:family="paragraph" style:parent-style-name="Standard">
      <style:paragraph-properties fo:margin-left="0cm" fo:margin-right="0cm" fo:orphans="2" fo:widows="2" fo:text-indent="0cm" style:auto-text-indent="false"/>
      <style:text-properties fo:color="#000000" style:font-name="Carlito" fo:font-size="16pt" officeooo:paragraph-rsid="003212f0" style:font-size-asian="16pt" style:font-size-complex="16pt"/>
    </style:style>
    <style:style style:name="P11" style:family="paragraph" style:parent-style-name="Standard">
      <style:paragraph-properties fo:margin-left="0cm" fo:margin-right="0cm" fo:orphans="2" fo:widows="2" fo:text-indent="0cm" style:auto-text-indent="false"/>
      <style:text-properties fo:color="#000000" style:font-name="Carlito" fo:font-size="16pt" officeooo:rsid="002b6840" officeooo:paragraph-rsid="002a8145" style:font-size-asian="16pt" style:font-size-complex="16pt"/>
    </style:style>
    <style:style style:name="P12" style:family="paragraph" style:parent-style-name="Standard">
      <style:paragraph-properties fo:margin-left="0cm" fo:margin-right="0cm" fo:orphans="2" fo:widows="2" fo:text-indent="0cm" style:auto-text-indent="false"/>
      <style:text-properties fo:color="#000000" style:font-name="Carlito" fo:font-size="16pt" officeooo:rsid="002b6840" officeooo:paragraph-rsid="003212f0" style:font-size-asian="16pt" style:font-size-complex="16pt"/>
    </style:style>
    <style:style style:name="P13" style:family="paragraph" style:parent-style-name="Standard">
      <style:paragraph-properties fo:margin-left="0cm" fo:margin-right="0cm" fo:orphans="2" fo:widows="2" fo:text-indent="0cm" style:auto-text-indent="false"/>
      <style:text-properties fo:color="#000000" style:font-name="Carlito" fo:font-size="16pt" officeooo:rsid="002b6840" officeooo:paragraph-rsid="002b6840" style:font-size-asian="16pt" style:font-size-complex="16pt"/>
    </style:style>
    <style:style style:name="P14" style:family="paragraph" style:parent-style-name="Standard">
      <style:paragraph-properties fo:margin-left="0cm" fo:margin-right="0cm" fo:orphans="2" fo:widows="2" fo:text-indent="0cm" style:auto-text-indent="false"/>
      <style:text-properties fo:color="#000000" style:font-name="Carlito" fo:font-size="16pt" officeooo:rsid="00344b22" officeooo:paragraph-rsid="0034c2ae" style:font-size-asian="16pt" style:font-size-complex="16pt"/>
    </style:style>
    <style:style style:name="P15" style:family="paragraph" style:parent-style-name="Text_20_body">
      <style:text-properties officeooo:paragraph-rsid="003d3791"/>
    </style:style>
    <style:style style:name="P16" style:family="paragraph" style:parent-style-name="Text_20_body">
      <style:text-properties style:font-name="Carlito" fo:font-size="16pt" style:font-size-asian="16pt" style:font-size-complex="16pt"/>
    </style:style>
    <style:style style:name="T1" style:family="text">
      <style:text-properties fo:font-variant="normal" fo:text-transform="none" fo:color="#000000" style:text-position="super 58%" fo:letter-spacing="normal" fo:font-style="normal" fo:font-weight="normal" officeooo:rsid="002e31fa"/>
    </style:style>
    <style:style style:name="T2" style:family="text">
      <style:text-properties fo:font-variant="normal" fo:text-transform="none" fo:color="#000000" fo:letter-spacing="normal" fo:font-style="normal" fo:font-weight="normal" officeooo:rsid="003212f0"/>
    </style:style>
    <style:style style:name="T3" style:family="text">
      <style:text-properties fo:font-variant="normal" fo:text-transform="none" fo:color="#000000" fo:letter-spacing="normal" fo:font-style="normal" fo:font-weight="normal" officeooo:rsid="002c8c69"/>
    </style:style>
    <style:style style:name="T4" style:family="text">
      <style:text-properties fo:font-variant="normal" fo:text-transform="none" fo:color="#000000" fo:letter-spacing="normal" fo:font-style="normal" fo:font-weight="normal" officeooo:rsid="00310dd4"/>
    </style:style>
    <style:style style:name="T5" style:family="text">
      <style:text-properties fo:font-variant="normal" fo:text-transform="none" fo:color="#000000" fo:letter-spacing="normal" fo:font-style="normal" fo:font-weight="normal" officeooo:rsid="002f4775"/>
    </style:style>
    <style:style style:name="T6" style:family="text">
      <style:text-properties fo:font-variant="normal" fo:text-transform="none" fo:color="#000000" style:text-position="0% 100%" style:font-name="Carlito" fo:font-size="10pt" fo:letter-spacing="normal" fo:font-style="normal" fo:font-weight="normal" officeooo:rsid="002e31fa" style:font-size-asian="10pt" style:font-size-complex="10pt"/>
    </style:style>
    <style:style style:name="T7" style:family="text">
      <style:text-properties fo:font-variant="normal" fo:text-transform="none" fo:color="#000000" style:text-position="0% 100%" style:font-name="Carlito" fo:font-size="10pt" fo:letter-spacing="normal" fo:font-style="normal" fo:font-weight="normal" officeooo:rsid="002f4775" style:font-size-asian="10pt" style:font-size-complex="10pt"/>
    </style:style>
    <style:style style:name="T8" style:family="text">
      <style:text-properties fo:font-variant="normal" fo:text-transform="none" fo:color="#000000" style:text-position="0% 100%" style:font-name="Carlito" fo:font-size="10pt" fo:letter-spacing="normal" fo:font-weight="normal" officeooo:rsid="002e31fa" style:font-size-asian="10pt" style:font-size-complex="10pt"/>
    </style:style>
    <style:style style:name="T9" style:family="text">
      <style:text-properties fo:font-variant="normal" fo:text-transform="none" fo:color="#000000" style:text-position="0% 100%" fo:letter-spacing="normal" fo:font-style="normal" fo:font-weight="normal"/>
    </style:style>
    <style:style style:name="T10" style:family="text">
      <style:text-properties fo:font-variant="normal" fo:text-transform="none" fo:color="#000000" style:text-position="0% 100%" fo:letter-spacing="normal" fo:font-style="normal" fo:font-weight="normal" officeooo:rsid="002e31fa"/>
    </style:style>
    <style:style style:name="T11" style:family="text">
      <style:text-properties fo:font-variant="normal" fo:text-transform="none" fo:color="#000000" style:text-position="0% 100%" fo:letter-spacing="normal" fo:font-style="normal" fo:font-weight="normal" officeooo:rsid="003212f0"/>
    </style:style>
    <style:style style:name="T12" style:family="text">
      <style:text-properties fo:font-variant="normal" fo:text-transform="none" fo:color="#000000" style:text-position="0% 100%" fo:letter-spacing="normal" fo:font-style="normal" fo:font-weight="normal" officeooo:rsid="00344b22"/>
    </style:style>
    <style:style style:name="T13" style:family="text">
      <style:text-properties fo:font-variant="normal" fo:text-transform="none" fo:color="#000000" style:text-position="0% 100%" fo:letter-spacing="normal" fo:font-style="normal" fo:font-weight="normal" officeooo:rsid="0034c2ae"/>
    </style:style>
    <style:style style:name="T14" style:family="text">
      <style:text-properties fo:font-variant="normal" fo:text-transform="none" fo:color="#000000" style:text-position="0% 100%" fo:letter-spacing="normal" fo:font-style="normal" fo:font-weight="normal" officeooo:rsid="00370240"/>
    </style:style>
    <style:style style:name="T15" style:family="text">
      <style:text-properties fo:font-variant="normal" fo:text-transform="none" fo:color="#000000" style:text-position="0% 100%" fo:letter-spacing="normal" fo:font-style="normal" fo:font-weight="normal" officeooo:rsid="00384b7c"/>
    </style:style>
    <style:style style:name="T16" style:family="text">
      <style:text-properties fo:font-variant="normal" fo:text-transform="none" fo:color="#000000" style:text-position="0% 100%" fo:letter-spacing="normal" fo:font-style="normal" fo:font-weight="normal" officeooo:rsid="00399ff5"/>
    </style:style>
    <style:style style:name="T17" style:family="text">
      <style:text-properties fo:font-variant="normal" fo:text-transform="none" fo:color="#000000" style:text-position="0% 100%" fo:letter-spacing="normal" fo:font-style="normal" fo:font-weight="normal" officeooo:rsid="003ab847"/>
    </style:style>
    <style:style style:name="T18" style:family="text">
      <style:text-properties fo:font-variant="normal" fo:text-transform="none" fo:color="#000000" style:text-position="0% 100%" fo:letter-spacing="normal" fo:font-style="normal" fo:font-weight="normal" officeooo:rsid="003bce64"/>
    </style:style>
    <style:style style:name="T19" style:family="text">
      <style:text-properties fo:font-variant="normal" fo:text-transform="none" fo:color="#000000" style:text-position="0% 100%" fo:letter-spacing="normal" fo:font-style="normal" fo:font-weight="normal" officeooo:rsid="003d3791"/>
    </style:style>
    <style:style style:name="T20" style:family="text">
      <style:text-properties fo:font-variant="normal" fo:text-transform="none" fo:color="#000000" style:text-position="0% 100%" fo:letter-spacing="normal" fo:font-style="normal" fo:font-weight="normal" officeooo:rsid="003dfcc7"/>
    </style:style>
    <style:style style:name="T21" style:family="text">
      <style:text-properties fo:font-variant="normal" fo:text-transform="none" fo:color="#000000" style:text-position="0% 100%" fo:letter-spacing="normal" fo:font-style="normal" fo:font-weight="normal" officeooo:rsid="002c8c69"/>
    </style:style>
    <style:style style:name="T22" style:family="text">
      <style:text-properties fo:font-variant="normal" fo:text-transform="none" fo:letter-spacing="normal"/>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fo:font-weight="normal" officeooo:rsid="001a2e42"/>
    </style:style>
    <style:style style:name="T25" style:family="text">
      <style:text-properties fo:font-variant="normal" fo:text-transform="none" fo:letter-spacing="normal" fo:font-style="normal" fo:font-weight="normal" officeooo:rsid="00271b47"/>
    </style:style>
    <style:style style:name="T26" style:family="text">
      <style:text-properties fo:font-variant="normal" fo:text-transform="none" fo:letter-spacing="normal" fo:font-style="normal" fo:font-weight="normal" officeooo:rsid="001b6384"/>
    </style:style>
    <style:style style:name="T27" style:family="text">
      <style:text-properties fo:font-variant="normal" fo:text-transform="none" fo:letter-spacing="normal" fo:font-style="normal" fo:font-weight="normal" officeooo:rsid="001d170c"/>
    </style:style>
    <style:style style:name="T28" style:family="text">
      <style:text-properties fo:font-variant="normal" fo:text-transform="none" fo:letter-spacing="normal" fo:font-style="normal" fo:font-weight="normal" officeooo:rsid="002c313f"/>
    </style:style>
    <style:style style:name="T29" style:family="text">
      <style:text-properties fo:font-variant="normal" fo:text-transform="none" fo:letter-spacing="normal" fo:font-style="normal" fo:font-weight="normal" officeooo:rsid="001c9ee7"/>
    </style:style>
    <style:style style:name="T30" style:family="text">
      <style:text-properties fo:font-variant="normal" fo:text-transform="none" fo:letter-spacing="normal" fo:font-style="normal" fo:font-weight="normal" officeooo:rsid="0027c7fc"/>
    </style:style>
    <style:style style:name="T31" style:family="text">
      <style:text-properties fo:font-variant="normal" fo:text-transform="none" fo:letter-spacing="normal" fo:font-style="normal" fo:font-weight="normal" officeooo:rsid="002a8145"/>
    </style:style>
    <style:style style:name="T32" style:family="text">
      <style:text-properties fo:font-variant="normal" fo:text-transform="none" fo:letter-spacing="normal" fo:font-style="normal" fo:font-weight="normal" officeooo:rsid="0027f115"/>
    </style:style>
    <style:style style:name="T33" style:family="text">
      <style:text-properties fo:font-variant="normal" fo:text-transform="none" fo:letter-spacing="normal" fo:font-style="normal" fo:font-weight="normal" officeooo:rsid="002b6840"/>
    </style:style>
    <style:style style:name="T34" style:family="text">
      <style:text-properties fo:font-variant="normal" fo:text-transform="none" fo:letter-spacing="normal" fo:font-style="normal" fo:font-weight="normal" officeooo:rsid="002f627a"/>
    </style:style>
    <style:style style:name="T35" style:family="text">
      <style:text-properties fo:font-variant="normal" fo:text-transform="none" fo:letter-spacing="normal" fo:font-style="normal" fo:font-weight="normal" officeooo:rsid="002c8c69"/>
    </style:style>
    <style:style style:name="T36" style:family="text">
      <style:text-properties fo:font-variant="normal" fo:text-transform="none" fo:letter-spacing="normal" fo:font-style="normal" fo:font-weight="normal" officeooo:rsid="003212f0"/>
    </style:style>
    <style:style style:name="T37" style:family="text">
      <style:text-properties fo:font-variant="normal" fo:text-transform="none" fo:letter-spacing="normal" fo:font-style="normal" fo:font-weight="normal" officeooo:rsid="0033b99f"/>
    </style:style>
    <style:style style:name="T38" style:family="text">
      <style:text-properties fo:font-variant="normal" fo:text-transform="none" fo:letter-spacing="normal" fo:font-style="normal" fo:font-weight="normal" officeooo:rsid="002e31fa"/>
    </style:style>
    <style:style style:name="T39" style:family="text">
      <style:text-properties fo:font-variant="normal" fo:text-transform="none" fo:letter-spacing="normal" fo:font-style="normal" style:text-underline-style="solid" style:text-underline-width="auto" style:text-underline-color="font-color" fo:font-weight="normal" officeooo:rsid="003d3791"/>
    </style:style>
    <style:style style:name="T40" style:family="text">
      <style:text-properties fo:font-variant="normal" fo:text-transform="none" style:text-position="super 58%" fo:letter-spacing="normal" fo:font-style="normal" fo:font-weight="normal" officeooo:rsid="002e31fa"/>
    </style:style>
    <style:style style:name="T41" style:family="text">
      <style:text-properties fo:font-variant="normal" fo:text-transform="none" style:text-position="super 58%" fo:letter-spacing="normal" fo:font-style="normal" fo:font-weight="normal" officeooo:rsid="002b6840"/>
    </style:style>
    <style:style style:name="T42" style:family="text">
      <style:text-properties fo:font-variant="normal" fo:text-transform="none" style:text-position="super 58%" fo:letter-spacing="normal" fo:font-style="normal" fo:font-weight="normal" officeooo:rsid="00344b22"/>
    </style:style>
    <style:style style:name="T43" style:family="text">
      <style:text-properties fo:font-variant="normal" fo:text-transform="none" style:text-position="0% 100%" fo:letter-spacing="normal" fo:font-style="normal" fo:font-weight="normal" officeooo:rsid="002f4775"/>
    </style:style>
    <style:style style:name="T44" style:family="text">
      <style:text-properties fo:font-variant="normal" fo:text-transform="none" style:text-position="0% 100%" fo:letter-spacing="normal" fo:font-style="normal" fo:font-weight="normal" officeooo:rsid="002f627a"/>
    </style:style>
    <style:style style:name="T45" style:family="text">
      <style:text-properties fo:font-variant="normal" fo:text-transform="none" style:text-position="0% 100%" fo:letter-spacing="normal" fo:font-style="normal" fo:font-weight="normal" officeooo:rsid="003212f0"/>
    </style:style>
    <style:style style:name="T46" style:family="text">
      <style:text-properties fo:font-variant="normal" fo:text-transform="none" style:text-position="0% 100%" fo:letter-spacing="normal" fo:font-style="normal" fo:font-weight="normal" officeooo:rsid="00310dd4"/>
    </style:style>
    <style:style style:name="T47" style:family="text">
      <style:text-properties fo:font-variant="normal" fo:text-transform="none" style:text-position="0% 100%" fo:letter-spacing="normal" fo:font-style="normal" fo:font-weight="normal" officeooo:rsid="0033b99f"/>
    </style:style>
    <style:style style:name="T48" style:family="text">
      <style:text-properties fo:font-variant="normal" fo:text-transform="none" style:text-position="0% 100%" fo:letter-spacing="normal" fo:font-style="normal" fo:font-weight="normal" officeooo:rsid="00344b22"/>
    </style:style>
    <style:style style:name="T49" style:family="text">
      <style:text-properties fo:font-variant="normal" fo:text-transform="none" style:text-position="0% 100%" fo:letter-spacing="normal" fo:font-style="normal" fo:font-weight="normal" officeooo:rsid="00360163"/>
    </style:style>
    <style:style style:name="T50" style:family="text">
      <style:text-properties style:font-name="Carlito" fo:font-size="10pt" style:font-size-asian="10pt" style:font-size-complex="10pt"/>
    </style:style>
    <style:style style:name="T51" style:family="text">
      <style:text-properties style:font-name="Carlito" fo:font-size="10pt" officeooo:rsid="00344b22"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4"><text:tab/><text:tab/><text:tab/></text:span><text:span text:style-name="T39">Indian goverment shouldn’t ban porn </text:span></text:p>
      <text:p text:style-name="P8"><text:span text:style-name="T24"/></text:p>
      <text:p text:style-name="P8"><text:span text:style-name="T24">The Indian government in recent times has tried to block ascess to pornographic material atleast twice. First in August 2015, when following a supreme court verdict, they asked telecom operators and Internet Service Providers to block 857 websites related to pornography </text:span><text:span text:style-name="T25">to </text:span><text:span text:style-name="T22">“</text:span><text:span text:style-name="T23">protect social decency”.</text:span><text:span text:style-name="T24"> They quickly had to </text:span><text:span text:style-name="T26">lift t</text:span><text:span text:style-name="T24">his </text:span><text:span text:style-name="T26">ban though</text:span><text:span text:style-name="T24"> due to </text:span><text:span text:style-name="T27">public outrage and asked ISP’s only to block websites related to Child Pornography. <text:s/></text:span></text:p>
      <text:p text:style-name="P8"><text:span text:style-name="T27"/></text:p>
      <text:p text:style-name="P9"><text:span text:style-name="T28">It all started with </text:span><text:span text:style-name="T27">this long standing petition by an Indore based a</text:span><text:span text:style-name="T25">dvocate</text:span><text:span text:style-name="T27">, Kamlesh Vaswani </text:span><text:span text:style-name="T28">which pushed </text:span><text:span text:style-name="T29">Supreme court to pass the ruling.</text:span><text:span text:style-name="T27"> </text:span><text:span text:style-name="T30">In the petition </text:span><text:span text:style-name="T25">Mr Vaswani claimed that the youth of India is failing because they are “drowning in porn” </text:span><text:span text:style-name="T31">and states that porn <text:s/>is </text:span><text:span text:style-name="T32"><text:s/>“worse than Hitler, worse than </text:span><text:span text:style-name="T25">AIDS, cancer or any other epidemic. It is more catastrophic than nuclear holocaust, and it must be stopped.” </text:span><text:span text:style-name="T40">[1]</text:span><text:span text:style-name="T25"> </text:span><text:span text:style-name="T31">In his petition, he calls porn a “moral cancer” and argues that porn is root cause of sexual or any kind of crimes against women and children. This argument is later picked up by the Uttarakhand high court in 2018 when they asked the center to ban all online porn after it was found out that a </text:span><text:span text:style-name="T33">class 10</text:span><text:span text:style-name="T41">th</text:span><text:span text:style-name="T33"> student was gangraped in Dehradun and the accused admitted to watching porn. According to the court, “</text:span><text:span text:style-name="T34">S</text:span><text:span text:style-name="T33">ites are readily available to the children to view obscene and indecent acts, including pornography. The psyche of the children of impressionable age is also affected, which, at times, results in commission of crimes.”</text:span><text:span text:style-name="T40">[2]</text:span><text:span text:style-name="T33"> This led center to reinstate the ban they reverted in 2015 and it still stands to this day. </text:span></text:p>
      <text:p text:style-name="P11"><text:span text:style-name="T33"/></text:p>
      <text:p text:style-name="P12"><text:span text:style-name="T23">The arguments made against porn in the 112 page petition and the two goverment orders can be broadly categorised in few different categories. </text:span><text:span text:style-name="T28">First one and the most major one being that porn causes sexual violence. In the petition, Mr. </text:span><text:span text:style-name="T35">Vaswani </text:span><text:span text:style-name="T36">states that “most of the crime against women/ girls/</text:span></text:p>
      <text:p text:style-name="P4"><text:span text:style-name="T2">children are committed by offenders fuelled by pornography” and then</text:span><text:span text:style-name="T3"> builds a narrative of the horrific Delhi 2012 gang rape </text:span><text:span text:style-name="T2">in which he claims </text:span><text:span text:style-name="T3">that the rapists “must have been watching porn”</text:span><text:span text:style-name="T1">[3]</text:span><text:span text:style-name="T10"> . </text:span><text:span text:style-name="T11">He later goes on to say </text:span><text:span text:style-name="T3">that there are studies showing the proportional relationship between porn and sexual violence without citing any one of them. </text:span><text:span text:style-name="T35">This shows </text:span><text:span text:style-name="T37">that </text:span><text:soft-page-break/><text:span text:style-name="T37">his </text:span><text:span text:style-name="T35">anti-pornography sentiments do not necessarily rest on empirical evidence. </text:span><text:span text:style-name="T3">The goverment also rested thier ruling on this very argument. As Corey Price mentioned in his response to this ban, the goverment clearly does not have a solution to this systemetic culture of rape and mysogny in India and is using porn ban as a scapegoat. </text:span><text:span text:style-name="T1">[4]</text:span><text:span text:style-name="T3">The goverment instead of actually dealing with the issues is going the easy path and blaming the whole thing on porn.</text:span><text:span text:style-name="T2"> </text:span><text:span text:style-name="T4">Also</text:span><text:span text:style-name="T5"> </text:span><text:span text:style-name="T4">blocking </text:span><text:span text:style-name="T5">the big “safer” sites which have “a strict terms of service” and a take down page might actually lead the seekers to shady websites which host illegal content. </text:span></text:p>
      <text:p text:style-name="P10"><text:span text:style-name="T35">There are peer reviewed studies which </text:span><text:span text:style-name="T38">argue the polar opposite of this.</text:span><text:span text:style-name="T40">[5] </text:span><text:span text:style-name="T43">This study published in the Indian journal of psychological medicine conducted by Suresh Bada Math, Maria Christine Nirmala and few other psychologists concluded that easy access to pornography did not have a significant impact on rape rates and crime rate against women </text:span><text:span text:style-name="T44">in India. </text:span><text:span text:style-name="T45">So t</text:span><text:span text:style-name="T46">he mysogny that Vaswani talks about in his petition is </text:span><text:span text:style-name="T45">clearly </text:span><text:span text:style-name="T46">not a new phenomenon </text:span><text:span text:style-name="T45">that arised after the free ascess of internet porn neither does it </text:span><text:span text:style-name="T47">play a significant role in that. (In the Indian context). There </text:span><text:span text:style-name="T48">also </text:span><text:span text:style-name="T47">have been multiple </text:span><text:span text:style-name="T48">examples in the past when the free ascess to porn resulted in significantly less sexual violence. This includes Denmark</text:span><text:span text:style-name="T42">[6]</text:span><text:span text:style-name="T48">, Japan</text:span><text:span text:style-name="T42">[7]</text:span><text:span text:style-name="T48">, Czech Republic</text:span><text:span text:style-name="T42">[8], </text:span><text:span text:style-name="T48">China and Hong Kong. Researchers noted that when the pornography laws laxed in these countries (1970’s in Denmark and 2000 for Japan, China and Hong Kong) the reported sexual crimes went down. From these one can conclude that a easier connection can be made between porn as a sexual outlet instead of it fuelling the mind of offenders and making them commit crime. </text:span></text:p>
      <text:p text:style-name="P10"><text:span text:style-name="T48"/></text:p>
      <text:p text:style-name="P5"><text:span text:style-name="T12">The other argument made in </text:span><text:span text:style-name="T13">the</text:span><text:span text:style-name="T12"> petition and by the goverment is that porn is obsene, disgusting and </text:span><text:span text:style-name="T13">as Vaswani calls it, “moral cancer”. He says “It is doubtful that pornography makes any contribution in the healthy development of society but corruptsthe minds of people by its low quality material which also diverts them from more worthy self-enhancing occupation” going as far as to say that it makes people selfish and if porn was banned, it would increase the gdp of nation. </text:span><text:span text:style-name="T14">This is very clearly a case of moral policing </text:span><text:span text:style-name="T15">by goverment </text:span><text:span text:style-name="T16">in a context where the immorality itself isn’t sufficient cause for prohibition </text:span><text:span text:style-name="T17">and restricting what an individual does in thier private places as long as its not infringing the rights of any </text:span><text:soft-page-break/><text:span text:style-name="T17">other individual is a clear violation of Article 21 and Article 19 of the constitution. </text:span></text:p>
      <text:p text:style-name="P6"><text:span text:style-name="T17"/></text:p>
      <text:p text:style-name="P7"><text:span text:style-name="T9">The final point that Vaswani makes in his petition is about the exploitation of sex workers which is the most relevant point in the whole </text:span><text:span text:style-name="T18">petition</text:span><text:span text:style-name="T9"> </text:span><text:span text:style-name="T18">but the solution isn’t shutting down the whole industry. </text:span></text:p>
      <text:p text:style-name="P7"><text:span text:style-name="T20">Also porn in a regressive society like India, gives individuals sexual freedom and “normalises” sex without associating it to any taboos and until we solve this negative connotations that come with sex, it will be hard to approach the problem of systemetic </text:span><text:span text:style-name="T21">mysogny.</text:span><text:span text:style-name="T20"> <text:s/></text:span><text:span text:style-name="T18">This whole ordeal looks like a missed opportunity by the government to initiate a </text:span><text:span text:style-name="T19">meaningful conversation</text:span><text:span text:style-name="T18"> about the rights of sex workers and ill effects of porn, </text:span><text:span text:style-name="T19">and introduce sex education in schools but took a reactionary measure which does nothing on ground level. </text:span></text:p>
      <text:p text:style-name="P5"><text:span text:style-name="T17"/></text:p>
      <text:p text:style-name="P14"><text:span text:style-name="T49"/></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pan text:style-name="T40"/></text:p>
      <text:p text:style-name="P13"><text:soft-page-break/><text:span text:style-name="T40"/></text:p>
      <text:p text:style-name="P13"><text:span text:style-name="T40"/></text:p>
      <text:p text:style-name="P1"><text:span text:style-name="T6">1. </text:span><text:a xlink:type="simple" xlink:href="https://docs.google.com/file/d/0B-e-lXh7NmVmbGNXT1BraHF5RUU/edit" text:style-name="Internet_20_link" text:visited-style-name="Visited_20_Internet_20_Link">Original Petition</text:a><text:span text:style-name="T6"> (Page 34, point 19)</text:span></text:p>
      <text:p text:style-name="P1"><text:span text:style-name="T6">2. </text:span><text:a xlink:type="simple" xlink:href="https://scroll.in/latest/896133/uttarakhand-hc-orders-blocking-of-over-850-adult-sites-after-alleged-rape-of-a-minor-in-dehradun" text:style-name="Internet_20_link" text:visited-style-name="Visited_20_Internet_20_Link">https://scroll.in/latest/896133/uttarakhand-hc-orders-blocking-of-over-850-adult-sites-after-alleged-rape-of-a-minor-in-dehradun</text:a></text:p>
      <text:p text:style-name="P2"><text:span text:style-name="T7">3</text:span><text:span text:style-name="T6">.</text:span><text:a xlink:type="simple" xlink:href="https://www.bbc.com/news/world-asia-india-33955916" text:style-name="Internet_20_link" text:visited-style-name="Visited_20_Internet_20_Link">https://www.bbc.com/news/world-asia-india-33955916</text:a></text:p>
      <text:p text:style-name="P1"><text:span text:style-name="T7">4</text:span><text:span text:style-name="T6">. </text:span><text:a xlink:type="simple" xlink:href="https://scroll.in/article/900075/why-the-india-governments-attempt-to-ban-porn-will-most-likely-fail-once-again" text:style-name="Internet_20_link" text:visited-style-name="Visited_20_Internet_20_Link">https://scroll.in/article/900075/why-the-india-governments-attempt-to-ban-porn-will-most-likely-fail-once-again</text:a></text:p>
      <text:p text:style-name="P2"><text:span text:style-name="T6">5. </text:span><text:a xlink:type="simple" xlink:href="https://www.ncbi.nlm.nih.gov/pmc/articles/PMC4031582/" text:style-name="Internet_20_link" text:visited-style-name="Visited_20_Internet_20_Link">https://www.ncbi.nlm.nih.gov/pmc/articles/PMC4031582/</text:a></text:p>
      <text:p text:style-name="P3"><text:span text:style-name="T6">6. Kutchinsky, B. “The Effect of Easy Availability of Pornography on the Incidence of Sex Crimes: The Danish Experience,” </text:span><text:span text:style-name="Emphasis"><text:span text:style-name="T8">Journal of Social Issues</text:span></text:span><text:span text:style-name="T6"> (1973) 29:163.</text:span></text:p>
      <text:p text:style-name="P15"><text:span text:style-name="T51">7. </text:span><text:span text:style-name="T50">Diamond, M. and A. Uchiyama. “Pornography, Rape, and Sex Crimes in Japan,” </text:span><text:span text:style-name="Emphasis"><text:span text:style-name="T50">International Journal of Law and Psychiatry</text:span></text:span><text:span text:style-name="T50"> (1999) 22:1.</text:span></text:p>
      <text:p text:style-name="P15"><text:span text:style-name="T51">8. </text:span><text:span text:style-name="T50">Diamond, M. et al. “Pornography and Sex Crimes in the Czech Republic,” </text:span><text:span text:style-name="Emphasis"><text:span text:style-name="T50">Archives of Sexual Behavior</text:span></text:span><text:span text:style-name="T50"> (2011) 40:1037    </text:span></text:p>
      <text:p text:style-name="P16"><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erif" svg:font-family="'Droid Serif', serif"/>
    <style:font-face style:name="Lohit Devanagari1" svg:font-family="'Lohit Devanagari'"/>
    <style:font-face style:name="Open Sans" svg:font-family="'Open Sans', sans-serif"/>
    <style:font-face style:name="Times New Roman" svg:font-family="'Times New Roman', stixgeneral, serif"/>
    <style:font-face style:name="Amiri" svg:font-family="Amiri" style:font-pitch="variable"/>
    <style:font-face style:name="aakar" svg:font-family="aakar"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1T04:10:50.505633716</meta:creation-date>
    <dc:date>2020-05-12T12:34:53.865447558</dc:date>
    <meta:editing-duration>PT25M7S</meta:editing-duration>
    <meta:editing-cycles>6</meta:editing-cycles>
    <meta:generator>LibreOffice/6.3.5.2$Linux_X86_64 LibreOffice_project/30$Build-2</meta:generator>
    <meta:document-statistic meta:table-count="0" meta:image-count="0" meta:object-count="0" meta:page-count="4" meta:paragraph-count="18" meta:word-count="1014" meta:character-count="6385" meta:non-whitespace-character-count="5368"/>
  </office:meta>
</office:document-meta>
</file>